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751cm" svg:y="0.526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MidPiv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Mid Pivot</text:p>
          </table:table-cell>
          <table:table-cell office:value-type="string" calcext:value-type="string">
            <text:p>Median Pivot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" calcext:value-type="float">
            <text:p>0.67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186" calcext:value-type="float">
            <text:p>2.18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212" calcext:value-type="float">
            <text:p>5.212</text:p>
          </table:table-cell>
          <table:table-cell office:value-type="float" office:value="4.649" calcext:value-type="float">
            <text:p>4.649</text:p>
          </table:table-cell>
          <table:table-cell office:value-type="float" office:value="4.558" calcext:value-type="float">
            <text:p>4.55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.426" calcext:value-type="float">
            <text:p>8.426</text:p>
          </table:table-cell>
          <table:table-cell office:value-type="float" office:value="7.496" calcext:value-type="float">
            <text:p>7.496</text:p>
          </table:table-cell>
          <table:table-cell office:value-type="float" office:value="7.449" calcext:value-type="float">
            <text:p>7.44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.058" calcext:value-type="float">
            <text:p>12.058</text:p>
          </table:table-cell>
          <table:table-cell office:value-type="float" office:value="10.831" calcext:value-type="float">
            <text:p>10.831</text:p>
          </table:table-cell>
          <table:table-cell office:value-type="float" office:value="10.604" calcext:value-type="float">
            <text:p>10.60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5.774" calcext:value-type="float">
            <text:p>15.774</text:p>
          </table:table-cell>
          <table:table-cell office:value-type="float" office:value="14.412" calcext:value-type="float">
            <text:p>14.412</text:p>
          </table:table-cell>
          <table:table-cell office:value-type="float" office:value="14.001" calcext:value-type="float">
            <text:p>14.001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5T12:06:06.368349634</dc:date>
    <dc:creator>Evdzhan </dc:creator>
    <meta:document-statistic meta:table-count="1" meta:cell-count="8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76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 Pivot</text:p>
                <draw:g>
                  <svg:desc>Sheet1.B2:Sheet1.B2</svg:desc>
                </draw:g>
              </table:table-cell>
              <table:table-cell office:value-type="string">
                <text:p>Median Pivot</text:p>
                <draw:g>
                  <svg:desc>Sheet1.C2:Sheet1.C2</svg:desc>
                </draw:g>
              </table:table-cell>
              <table:table-cell office:value-type="string">
                <text:p>Hybrid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2">
                <text:p>0.002</text:p>
                <draw:g>
                  <svg:desc>Sheet1.B3:Sheet1.B23</svg:desc>
                </draw:g>
              </table:table-cell>
              <table:table-cell office:value-type="float" office:value="0.002">
                <text:p>0.002</text:p>
                <draw:g>
                  <svg:desc>Sheet1.C3:Sheet1.C23</svg:desc>
                </draw:g>
              </table:table-cell>
              <table:table-cell office:value-type="float" office:value="0.002">
                <text:p>0.002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3">
                <text:p>0.043</text:p>
              </table:table-cell>
              <table:table-cell office:value-type="float" office:value="0.042">
                <text:p>0.0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6">
                <text:p>0.056</text:p>
              </table:table-cell>
              <table:table-cell office:value-type="float" office:value="0.053">
                <text:p>0.05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9">
                <text:p>0.129</text:p>
              </table:table-cell>
              <table:table-cell office:value-type="float" office:value="0.124">
                <text:p>0.1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08">
                <text:p>0.308</text:p>
              </table:table-cell>
              <table:table-cell office:value-type="float" office:value="0.289">
                <text:p>0.28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06">
                <text:p>0.506</text:p>
              </table:table-cell>
              <table:table-cell office:value-type="float" office:value="0.476">
                <text:p>0.476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27">
                <text:p>0.727</text:p>
              </table:table-cell>
              <table:table-cell office:value-type="float" office:value="0.67">
                <text:p>0.67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28">
                <text:p>0.928</text:p>
              </table:table-cell>
              <table:table-cell office:value-type="float" office:value="0.881">
                <text:p>0.881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86">
                <text:p>2.186</text:p>
              </table:table-cell>
              <table:table-cell office:value-type="float" office:value="1.995">
                <text:p>1.995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.212">
                <text:p>5.212</text:p>
              </table:table-cell>
              <table:table-cell office:value-type="float" office:value="4.649">
                <text:p>4.649</text:p>
              </table:table-cell>
              <table:table-cell office:value-type="float" office:value="4.558">
                <text:p>4.55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426">
                <text:p>8.426</text:p>
              </table:table-cell>
              <table:table-cell office:value-type="float" office:value="7.496">
                <text:p>7.496</text:p>
              </table:table-cell>
              <table:table-cell office:value-type="float" office:value="7.449">
                <text:p>7.449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2.058">
                <text:p>12.058</text:p>
              </table:table-cell>
              <table:table-cell office:value-type="float" office:value="10.831">
                <text:p>10.831</text:p>
              </table:table-cell>
              <table:table-cell office:value-type="float" office:value="10.604">
                <text:p>10.60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.774">
                <text:p>15.774</text:p>
              </table:table-cell>
              <table:table-cell office:value-type="float" office:value="14.412">
                <text:p>14.412</text:p>
              </table:table-cell>
              <table:table-cell office:value-type="float" office:value="14.001">
                <text:p>14.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